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389in" svg:stroke-color="#787878" draw:marker-start="a488" draw:marker-end="a489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none" draw:stroke="solid" svg:stroke-width="0.01389in" svg:stroke-color="#787878" draw:marker-start="a491" draw:marker-end="a492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none" draw:stroke="solid" svg:stroke-width="0.01389in" svg:stroke-color="#787878" draw:marker-end="a510" svg:stroke-opacity="100%" draw:stroke-linejoin="miter" svg:stroke-linecap="butt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none" draw:stroke="solid" svg:stroke-width="0.01389in" svg:stroke-color="#787878" draw:marker-end="a416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draw:fill="none" draw:stroke="solid" svg:stroke-width="0.01389in" svg:stroke-color="#787878" draw:marker-end="a418" svg:stroke-opacity="100%" draw:stroke-linejoin="miter" svg:stroke-linecap="butt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1389in" svg:stroke-color="#787878" draw:marker-end="a420" svg:stroke-opacity="100%" draw:stroke-linejoin="miter" svg:stroke-linecap="butt"/>
    </style:style>
    <style:style style:family="paragraph" style:name="a4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>
      <style:graphic-properties draw:fill="none" draw:stroke="solid" svg:stroke-width="0.01389in" svg:stroke-color="#787878" draw:marker-end="a422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1389in" svg:stroke-color="#787878" draw:marker-end="a424" svg:stroke-opacity="100%" draw:stroke-linejoin="miter" svg:stroke-linecap="butt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>
      <style:graphic-properties draw:fill="none" draw:stroke="solid" svg:stroke-width="0.01389in" svg:stroke-color="#787878" draw:marker-end="a426" svg:stroke-opacity="100%" draw:stroke-linejoin="miter" svg:stroke-linecap="butt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draw:fill="none" draw:stroke="solid" svg:stroke-width="0.01389in" svg:stroke-color="#787878" draw:marker-start="a485" draw:marker-end="a486" svg:stroke-opacity="100%" draw:stroke-linejoin="miter" svg:stroke-linecap="butt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389in" svg:stroke-color="#787878" draw:marker-end="a506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389in" svg:stroke-color="#787878" draw:marker-end="a508" svg:stroke-opacity="100%" draw:stroke-linejoin="miter" svg:stroke-linecap="butt"/>
    </style:style>
    <style:style style:family="paragraph" style:name="a3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LabChat</text:span></text:p>
          </draw:text-box>
          <svg:title/>
          <svg:desc/>
        </draw:frame>
        <draw:frame draw:id="id64" presentation:style-name="a344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Hanna Schulze, Oliver Wagner</text:span></text:p>
            <text:p text:style-name="a343" text:class-names="" text:cond-style-name=""><text:span text:style-name="a341" text:class-names="">Cloud Computing WS 18/19</text:span><text:span text:style-name="a342" text:class-names=""/></text:p>
          </draw:text-box>
          <svg:title/>
          <svg:desc/>
        </draw:frame>
      </draw:page>
      <draw:page draw:name="Slide18" draw:style-name="a345" draw:master-page-name="Master1-Layout2-obj-Titel-und-Inhalt" presentation:presentation-page-layout-name="Master1-PPL2" draw:id="Slide-273">
        <draw:frame draw:id="id65" presentation:style-name="a349" draw:name="Titel 1" svg:x="0.91667in" svg:y="0.39931in" svg:width="11.5in" svg:height="1.44965in" presentation:class="title" presentation:placeholder="false">
          <draw:text-box>
            <text:p text:style-name="a348" text:class-names="" text:cond-style-name=""><text:span text:style-name="a346" text:class-names="">Agenda</text:span><text:span text:style-name="a347" text:class-names=""/></text:p>
          </draw:text-box>
          <svg:title/>
          <svg:desc/>
        </draw:frame>
        <draw:frame draw:id="id66" presentation:style-name="a369" draw:name="Inhaltsplatzhalter 2" svg:x="0.91667in" svg:y="1.99653in" svg:width="11.5in" svg:height="4.7586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Identified issue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Solution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Lesson-learnt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Live Demo</text:span><text:span text:style-name="a363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title/>
          <svg:desc/>
        </draw:frame>
        <draw:frame draw:id="id67" draw:style-name="a372" draw:name="Untertitel 2" svg:x="4.77848in" svg:y="6.83544in" svg:width="8.33333in" svg:height="0.43418in">
          <draw:text-box>
            <text:p text:style-name="a371" text:class-names="" text:cond-style-name=""><text:span text:style-name="a370" text:class-names=""><text:s text:c="3"/>Hanna Schulze, Oliver Wagner //Cloud Computing WS 18/19</text:span></text:p>
          </draw:text-box>
          <svg:title/>
          <svg:desc/>
        </draw:frame>
        <draw:frame draw:id="id68" draw:style-name="a376" draw:name="Titel 1" svg:x="0.22152in" svg:y="6.83544in" svg:width="1.67933in" svg:height="0.50943in">
          <draw:text-box>
            <text:p text:style-name="a375" text:class-names="" text:cond-style-name=""><text:span text:style-name="a373" text:class-names="">Lab</text:span><text:span text:style-name="a374" text:class-names="">Chat</text:span></text:p>
          </draw:text-box>
          <svg:title/>
          <svg:desc/>
        </draw:frame>
      </draw:page>
      <draw:page draw:name="Slide16" draw:style-name="a377" draw:master-page-name="Master1-Layout2-obj-Titel-und-Inhalt" presentation:presentation-page-layout-name="Master1-PPL2" draw:id="Slide-271">
        <draw:frame draw:id="id69" presentation:style-name="a380" draw:name="Titel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8" text:class-names="">Identified Issues</text:span></text:p>
          </draw:text-box>
          <svg:title/>
          <svg:desc/>
        </draw:frame>
        <draw:frame draw:id="id70" presentation:style-name="a396" draw:name="Inhaltsplatzhalter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Each instance of a server has it‘s own usermap for saving active users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Various instances can‘t communicate with each other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/></text:p>
                  </text:list-item>
                </text:list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No implementation for fail over</text:span></text:p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2 running instances don‘t know from each other</text:span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399" draw:name="Untertitel 2" svg:x="4.77848in" svg:y="6.83544in" svg:width="8.33333in" svg:height="0.43418in">
          <draw:text-box>
            <text:p text:style-name="a398" text:class-names="" text:cond-style-name=""><text:span text:style-name="a397" text:class-names=""><text:s text:c="3"/>Hanna Schulze, Oliver Wagner //Cloud Computing WS 18/19</text:span></text:p>
          </draw:text-box>
          <svg:title/>
          <svg:desc/>
        </draw:frame>
        <draw:frame draw:id="id72" draw:style-name="a403" draw:name="Titel 1" svg:x="0.22152in" svg:y="6.83544in" svg:width="1.67933in" svg:height="0.50943in">
          <draw:text-box>
            <text:p text:style-name="a402" text:class-names="" text:cond-style-name=""><text:span text:style-name="a400" text:class-names="">Lab</text:span><text:span text:style-name="a401" text:class-names="">Chat</text:span></text:p>
          </draw:text-box>
          <svg:title/>
          <svg:desc/>
        </draw:frame>
        <draw:g draw:name="Gruppieren 21" draw:id="id73">
          <svg:title/>
          <svg:desc/>
          <draw:custom-shape svg:x="9.96717in" svg:y="3.08698in" svg:width="2.15152in" svg:height="0.86111in" draw:id="id74" draw:style-name="a406" draw:name="Wolke 6">
            <svg:title/>
            <svg:desc/>
            <text:p text:style-name="a405" text:class-names="" text:cond-style-name=""><text:span text:style-name="a404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75" draw:style-name="a409" draw:name="Zylinder 7">
            <svg:title/>
            <svg:desc/>
            <text:p text:style-name="a408" text:class-names="" text:cond-style-name=""><text:span text:style-name="a407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76" draw:style-name="a412" draw:name="Zylinder 8">
            <svg:title/>
            <svg:desc/>
            <text:p text:style-name="a411" text:class-names="" text:cond-style-name=""><text:span text:style-name="a410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77" draw:style-name="a415" draw:name="Zylinder 9">
            <svg:title/>
            <svg:desc/>
            <text:p text:style-name="a414" text:class-names="" text:cond-style-name=""><text:span text:style-name="a413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4141in" svg:y1="3.90797in" svg:x2="9.96717in" svg:y2="4.38225in" draw:id="id78" draw:style-name="a417" draw:name="Gerade Verbindung mit Pfeil 10">
            <svg:title/>
            <svg:desc/>
          </draw:connector>
          <draw:connector draw:type="line" svg:x1="11.04293in" svg:y1="4.06912in" svg:x2="11.04293in" svg:y2="4.38225in" draw:end-shape="id75" draw:end-glue-point="0" draw:id="id79" draw:style-name="a419" draw:name="Gerade Verbindung mit Pfeil 11">
            <svg:title/>
            <svg:desc/>
          </draw:connector>
          <draw:connector draw:type="line" svg:x1="11.91919in" svg:y1="3.94809in" svg:x2="12.11868in" svg:y2="4.38225in" draw:end-shape="id76" draw:end-glue-point="0" draw:id="id80" draw:style-name="a421" draw:name="Gerade Verbindung mit Pfeil 12">
            <svg:title/>
            <svg:desc/>
          </draw:connector>
          <draw:connector draw:type="line" svg:x1="9.96717in" svg:y1="5.06416in" svg:x2="9.96717in" svg:y2="5.37729in" draw:id="id81" draw:style-name="a423" draw:name="Gerade Verbindung mit Pfeil 13">
            <svg:title/>
            <svg:desc/>
          </draw:connector>
          <draw:connector draw:type="line" svg:x1="11.04292in" svg:y1="5.06416in" svg:x2="11.04293in" svg:y2="5.37729in" draw:id="id82" draw:style-name="a425" draw:name="Gerade Verbindung mit Pfeil 14">
            <svg:title/>
            <svg:desc/>
          </draw:connector>
          <draw:connector draw:type="line" svg:x1="12.11615in" svg:y1="5.06266in" svg:x2="12.11615in" svg:y2="5.3758in" draw:id="id83" draw:style-name="a427" draw:name="Gerade Verbindung mit Pfeil 15">
            <svg:title/>
            <svg:desc/>
          </draw:connector>
          <draw:custom-shape svg:x="9.48864in" svg:y="5.39002in" svg:width="0.95706in" svg:height="0.31313in" draw:id="id84" draw:style-name="a430" draw:name="Rechteck 16">
            <svg:title/>
            <svg:desc/>
            <text:p text:style-name="a429" text:class-names="" text:cond-style-name=""><text:span text:style-name="a428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56313in" svg:y="5.38186in" svg:width="0.95706in" svg:height="0.31313in" draw:id="id85" draw:style-name="a433" draw:name="Rechteck 19">
            <svg:title/>
            <svg:desc/>
            <text:p text:style-name="a432" text:class-names="" text:cond-style-name=""><text:span text:style-name="a431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64015in" svg:y="5.38186in" svg:width="0.95706in" svg:height="0.31313in" draw:id="id86" draw:style-name="a436" draw:name="Rechteck 20">
            <svg:title/>
            <svg:desc/>
            <text:p text:style-name="a435" text:class-names="" text:cond-style-name=""><text:span text:style-name="a434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7" draw:style-name="a437" draw:master-page-name="Master1-Layout2-obj-Titel-und-Inhalt" presentation:presentation-page-layout-name="Master1-PPL2" draw:id="Slide-272">
        <draw:frame draw:id="id87" presentation:style-name="a440" draw:name="Titel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8" text:class-names="">Solution</text:span></text:p>
          </draw:text-box>
          <svg:title/>
          <svg:desc/>
        </draw:frame>
        <draw:frame draw:id="id88" presentation:style-name="a468" draw:name="Inhaltsplatzhalter 2" svg:x="0.91667in" svg:y="1.99653in" svg:width="9.47852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41" text:class-names="">Using</text:span><text:span text:style-name="a442" text:class-names=""><text:s text:c="1"/></text:span><text:span text:style-name="a443" text:class-names="">redis</text:span><text:span text:style-name="a444" text:class-names=""><text:s text:c="1"/></text:span><text:span text:style-name="a445" text:class-names="">what</text:span><text:span text:style-name="a446" text:class-names=""><text:s text:c="1"/></text:span><text:span text:style-name="a447" text:class-names="">creats</text:span><text:span text:style-name="a448" text:class-names=""><text:s text:c="1"/></text:span><text:span text:style-name="a449" text:class-names="">a<text:s text:c="1"/></text:span><text:span text:style-name="a450" text:class-names="">‚</text:span><text:span text:style-name="a451" text:class-names="">master</text:span><text:span text:style-name="a452" text:class-names="">‘<text:s text:c="1"/></text:span><text:span text:style-name="a453" text:class-names="">that</text:span><text:span text:style-name="a454" text:class-names=""><text:s text:c="1"/></text:span><text:span text:style-name="a455" text:class-names="">talks</text:span><text:span text:style-name="a456" text:class-names=""><text:s text:c="1"/></text:span><text:span text:style-name="a457" text:class-names="">with</text:span><text:span text:style-name="a458" text:class-names=""><text:s text:c="1"/></text:span><text:span text:style-name="a459" text:class-names="">every</text:span><text:span text:style-name="a460" text:class-names=""><text:s text:c="1"/></text:span><text:span text:style-name="a461" text:class-names="">instance</text:span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  <draw:frame draw:id="id89" draw:style-name="a471" draw:name="Untertitel 2" svg:x="4.77848in" svg:y="6.83544in" svg:width="8.33333in" svg:height="0.43418in">
          <draw:text-box>
            <text:p text:style-name="a470" text:class-names="" text:cond-style-name=""><text:span text:style-name="a469" text:class-names=""><text:s text:c="3"/>Hanna Schulze, Oliver Wagner //Cloud Computing WS 18/19</text:span></text:p>
          </draw:text-box>
          <svg:title/>
          <svg:desc/>
        </draw:frame>
        <draw:frame draw:id="id90" draw:style-name="a475" draw:name="Titel 1" svg:x="0.34778in" svg:y="6.79781in" svg:width="1.67933in" svg:height="0.50943in">
          <draw:text-box>
            <text:p text:style-name="a474" text:class-names="" text:cond-style-name=""><text:span text:style-name="a472" text:class-names="">Lab</text:span><text:span text:style-name="a473" text:class-names="">Chat</text:span></text:p>
          </draw:text-box>
          <svg:title/>
          <svg:desc/>
        </draw:frame>
        <draw:g draw:name="Gruppieren 7" draw:id="id91">
          <svg:title/>
          <svg:desc/>
          <draw:custom-shape svg:x="9.97979in" svg:y="3.23471in" svg:width="2.15152in" svg:height="0.86111in" draw:id="id97" draw:style-name="a496" draw:name="Wolke 8">
            <svg:title/>
            <svg:desc/>
            <text:p text:style-name="a495" text:class-names="" text:cond-style-name=""><text:span text:style-name="a494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98" draw:style-name="a499" draw:name="Zylinder 9">
            <svg:title/>
            <svg:desc/>
            <text:p text:style-name="a498" text:class-names="" text:cond-style-name=""><text:span text:style-name="a497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99" draw:style-name="a502" draw:name="Zylinder 10">
            <svg:title/>
            <svg:desc/>
            <text:p text:style-name="a501" text:class-names="" text:cond-style-name=""><text:span text:style-name="a500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100" draw:style-name="a505" draw:name="Zylinder 11">
            <svg:title/>
            <svg:desc/>
            <text:p text:style-name="a504" text:class-names="" text:cond-style-name=""><text:span text:style-name="a503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7803in" svg:y1="3.98083in" svg:x2="9.96717in" svg:y2="4.38225in" draw:id="id101" draw:style-name="a507" draw:name="Gerade Verbindung mit Pfeil 12">
            <svg:title/>
            <svg:desc/>
          </draw:connector>
          <draw:connector draw:type="line" svg:x1="11.04293in" svg:y1="4.06912in" svg:x2="11.04293in" svg:y2="4.38225in" draw:end-shape="id98" draw:end-glue-point="0" draw:id="id102" draw:style-name="a509" draw:name="Gerade Verbindung mit Pfeil 13">
            <svg:title/>
            <svg:desc/>
          </draw:connector>
          <draw:connector draw:type="line" svg:x1="11.8207in" svg:y1="3.98083in" svg:x2="12.11868in" svg:y2="4.38225in" draw:end-shape="id99" draw:end-glue-point="0" draw:id="id103" draw:style-name="a511" draw:name="Gerade Verbindung mit Pfeil 14">
            <svg:title/>
            <svg:desc/>
          </draw:connector>
        </draw:g>
        <draw:g draw:name="Gruppieren 26" draw:id="id92">
          <svg:title/>
          <svg:desc/>
          <draw:custom-shape svg:x="9.60479in" svg:y="5.42218in" svg:width="2.87627in" svg:height="0.40142in" draw:id="id93" draw:style-name="a484" draw:name="Rechteck 21">
            <svg:title/>
            <svg:desc/>
            <text:p text:style-name="a483" text:class-names="" text:cond-style-name=""><text:span text:style-name="a476" text:class-names="">Redis</text:span><text:span text:style-name="a477" text:class-names=""><text:s text:c="1"/>‚</text:span><text:span text:style-name="a478" text:class-names="">master</text:span><text:span text:style-name="a479" text:class-names="">‘</text:span><text:span text:style-name="a480" text:class-names="">: userma</text:span><text:span text:style-name="a481" text:class-names="">p</text:span><text:span text:style-name="a4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96717in" svg:y1="4.9479in" svg:x2="9.96717in" svg:y2="5.42218in" draw:id="id94" draw:style-name="a487" draw:name="Gerade Verbindung mit Pfeil 23">
            <svg:title/>
            <svg:desc/>
          </draw:connector>
          <draw:connector draw:type="line" svg:x1="11.04293in" svg:y1="4.9479in" svg:x2="11.04293in" svg:y2="5.42218in" draw:id="id95" draw:style-name="a490" draw:name="Gerade Verbindung mit Pfeil 24">
            <svg:title/>
            <svg:desc/>
          </draw:connector>
          <draw:connector draw:type="line" svg:x1="12.13131in" svg:y1="4.9479in" svg:x2="12.13131in" svg:y2="5.42218in" draw:id="id96" draw:style-name="a493" draw:name="Gerade Verbindung mit Pfeil 25">
            <svg:title/>
            <svg:desc/>
          </draw:connector>
        </draw:g>
      </draw:page>
      <draw:page draw:name="Slide15" draw:style-name="a512" draw:master-page-name="Master1-Layout2-obj-Titel-und-Inhalt" presentation:presentation-page-layout-name="Master1-PPL2" draw:id="Slide-270">
        <draw:frame draw:id="id104" presentation:style-name="a515" draw:name="Titel 1" svg:x="0.91667in" svg:y="0.39931in" svg:width="11.5in" svg:height="1.44965in" presentation:class="title" presentation:placeholder="false">
          <draw:text-box>
            <text:p text:style-name="a514" text:class-names="" text:cond-style-name=""><text:span text:style-name="a513" text:class-names="">Lesson-learnt</text:span></text:p>
          </draw:text-box>
          <svg:title/>
          <svg:desc/>
        </draw:frame>
        <draw:frame draw:id="id105" presentation:style-name="a519" draw:name="Inhaltsplatzhalter 2" svg:x="0.91667in" svg:y="1.99653in" svg:width="11.5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When IBM cloud is working ;) Redis is pretty nice, when you get it connected, to scale your application</text:span></text:p>
              </text:list-item>
            </text:list>
          </draw:text-box>
          <svg:title/>
          <svg:desc/>
        </draw:frame>
        <draw:frame draw:id="id106" draw:style-name="a522" draw:name="Untertitel 2" svg:x="4.77848in" svg:y="6.83544in" svg:width="8.33333in" svg:height="0.43418in">
          <draw:text-box>
            <text:p text:style-name="a521" text:class-names="" text:cond-style-name=""><text:span text:style-name="a520" text:class-names=""><text:s text:c="3"/>Hanna Schulze, Oliver Wagner //Cloud Computing WS 18/19</text:span></text:p>
          </draw:text-box>
          <svg:title/>
          <svg:desc/>
        </draw:frame>
        <draw:frame draw:id="id107" draw:style-name="a526" draw:name="Titel 1" svg:x="0.22152in" svg:y="6.83544in" svg:width="1.67933in" svg:height="0.50943in">
          <draw:text-box>
            <text:p text:style-name="a525" text:class-names="" text:cond-style-name=""><text:span text:style-name="a523" text:class-names="">Lab</text:span><text:span text:style-name="a524" text:class-names="">Chat</text:span></text:p>
          </draw:text-box>
          <svg:title/>
          <svg:desc/>
        </draw:frame>
      </draw:page>
      <draw:page draw:name="Slide7" draw:style-name="a527" draw:master-page-name="Master1-Layout1-title-Titelfolie" presentation:presentation-page-layout-name="Master1-PPL1" draw:id="Slide-262">
        <draw:frame draw:id="id108" presentation:style-name="a531" draw:name="Untertitel 2" svg:x="4.77848in" svg:y="6.83544in" svg:width="8.7616in" svg:height="0.43418in" presentation:class="subtitle" presentation:placeholder="false">
          <draw:text-box>
            <text:p text:style-name="a530" text:class-names="" text:cond-style-name=""><text:span text:style-name="a528" text:class-names="">Hanna Schulze, Oliver Wagner //Cloud Computing WS 18/19</text:span><text:span text:style-name="a529" text:class-names=""/></text:p>
          </draw:text-box>
          <svg:title/>
          <svg:desc/>
        </draw:frame>
        <draw:frame draw:id="id109" draw:style-name="a535" draw:name="Textfeld 3" svg:x="0.37342in" svg:y="0.36709in" svg:width="8.37342in" svg:height="0.90879in">
          <draw:text-box>
            <text:p text:style-name="a534" text:class-names="" text:cond-style-name=""><text:span text:style-name="a532" text:class-names="">Live Demo</text:span><text:span text:style-name="a533" text:class-names=""/></text:p>
          </draw:text-box>
          <svg:title/>
          <svg:desc/>
        </draw:frame>
        <draw:frame draw:id="id110" draw:style-name="a541" draw:name="Textfeld 4" svg:x="0.67411in" svg:y="2.8917in" svg:width="12.00944in" svg:height="1.7166in">
          <draw:text-box>
            <text:p text:style-name="a538" text:class-names="" text:cond-style-name=""><text:span text:style-name="a536" text:class-names=""><text:a xlink:href="https://objective-euler.mybluemix.net/" text:style-name="" text:visited-style-name="">https://objective-euler.mybluemix.net/</text:a></text:span><text:span text:style-name="a537" text:class-names=""/></text:p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1" draw:style-name="a545" draw:name="Titel 1" svg:x="0.22152in" svg:y="6.83544in" svg:width="1.67933in" svg:height="0.50943in">
          <draw:text-box>
            <text:p text:style-name="a544" text:class-names="" text:cond-style-name=""><text:span text:style-name="a542" text:class-names="">Lab</text:span><text:span text:style-name="a543" text:class-names="">Cha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0" svg:viewBox="0 0 20 30" svg:d="m10 0-10 30h20z"/>
    <draw:marker draw:name="a491" svg:viewBox="0 0 20 30" svg:d="m10 0-10 30h20z"/>
    <draw:marker draw:name="a485" svg:viewBox="0 0 20 30" svg:d="m10 0-10 30h20z"/>
    <draw:marker draw:name="a486" svg:viewBox="0 0 20 30" svg:d="m10 0-10 30h20z"/>
    <draw:marker draw:name="a492" svg:viewBox="0 0 20 30" svg:d="m10 0-10 30h20z"/>
    <draw:marker draw:name="a416" svg:viewBox="0 0 20 30" svg:d="m10 0-10 30h20z"/>
    <draw:marker draw:name="a422" svg:viewBox="0 0 20 30" svg:d="m10 0-10 30h20z"/>
    <draw:marker draw:name="a488" svg:viewBox="0 0 20 30" svg:d="m10 0-10 30h20z"/>
    <draw:marker draw:name="a424" svg:viewBox="0 0 20 30" svg:d="m10 0-10 30h20z"/>
    <draw:marker draw:name="a418" svg:viewBox="0 0 20 30" svg:d="m10 0-10 30h20z"/>
    <draw:marker draw:name="a489" svg:viewBox="0 0 20 30" svg:d="m10 0-10 30h20z"/>
    <draw:marker draw:name="a426" svg:viewBox="0 0 20 30" svg:d="m10 0-10 30h20z"/>
    <draw:marker draw:name="a510" svg:viewBox="0 0 20 30" svg:d="m10 0-10 30h20z"/>
    <draw:marker draw:name="a506" svg:viewBox="0 0 20 30" svg:d="m10 0-10 30h20z"/>
    <draw:marker draw:name="a5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1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.1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1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.1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.1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1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.1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.1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.1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1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.1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.1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Chat</dc:title>
    <meta:initial-creator>Oliver Wagner</meta:initial-creator>
    <dc:creator>Hanna</dc:creator>
    <meta:creation-date>2018-10-21T20:29:05Z</meta:creation-date>
    <dc:date>2018-12-17T18:51:21Z</dc:date>
    <meta:editing-cycles>28</meta:editing-cycles>
    <meta:editing-duration>PT0S</meta:editing-duration>
    <meta:document-statistic meta:paragraph-count="43" meta:word-count="181"/>
  </office:meta>
</office:document-meta>
</file>